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75mm"/>
    </style:style>
    <style:style style:name="co2" style:family="table-column">
      <style:table-column-properties fo:break-before="auto" style:column-width="19.72mm"/>
    </style:style>
    <style:style style:name="co3" style:family="table-column">
      <style:table-column-properties fo:break-before="auto" style:column-width="33.27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ameraslog_5.log" table:style-name="ta1">
        <table:shapes>
          <draw:frame draw:z-index="0" draw:style-name="gr1" draw:text-style-name="P1" svg:width="159.99mm" svg:height="89.99mm" svg:x="78.74mm" svg:y="1mm">
            <loext:p draw:notify-on-update-of-ranges="'cameraslog_5.log'.A1:'cameraslog_5.log'.A1 'cameraslog_5.log'.A2:'cameraslog_5.log'.A501 'cameraslog_5.log'.B1:'cameraslog_5.log'.B1 'cameraslog_5.log'.B2:'cameraslog_5.log'.B501 'cameraslog_5.log'.A1:'cameraslog_5.log'.A1 'cameraslog_5.log'.A2:'cameraslog_5.log'.A501 'cameraslog_5.log'.C1:'cameraslog_5.log'.C1 'cameraslog_5.log'.C2:'cameraslog_5.log'.C5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teration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number of camera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867596" calcext:value-type="float">
            <text:p>10,86759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.283554" calcext:value-type="float">
            <text:p>10,28355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.779601" calcext:value-type="float">
            <text:p>10,77960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.923574" calcext:value-type="float">
            <text:p>10,92357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.923574" calcext:value-type="float">
            <text:p>10,92357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.631578" calcext:value-type="float">
            <text:p>11,63157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.291606" calcext:value-type="float">
            <text:p>12,29160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.861673" calcext:value-type="float">
            <text:p>12,86167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.861673" calcext:value-type="float">
            <text:p>12,86167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38572" calcext:value-type="float">
            <text:p>13,3857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.38572" calcext:value-type="float">
            <text:p>13,3857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.063739" calcext:value-type="float">
            <text:p>14,06373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.187715" calcext:value-type="float">
            <text:p>14,1877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.513702" calcext:value-type="float">
            <text:p>13,51370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.861671" calcext:value-type="float">
            <text:p>12,86167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.861671" calcext:value-type="float">
            <text:p>12,86167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.861671" calcext:value-type="float">
            <text:p>12,86167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3.68767" calcext:value-type="float">
            <text:p>13,6876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3.68767" calcext:value-type="float">
            <text:p>13,6876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3.68767" calcext:value-type="float">
            <text:p>13,6876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.44168" calcext:value-type="float">
            <text:p>14,4416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.44168" calcext:value-type="float">
            <text:p>14,4416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.217747" calcext:value-type="float">
            <text:p>14,21774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.217747" calcext:value-type="float">
            <text:p>14,21774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.217747" calcext:value-type="float">
            <text:p>14,21774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3.629683" calcext:value-type="float">
            <text:p>13,62968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3.993763" calcext:value-type="float">
            <text:p>13,99376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4.513836" calcext:value-type="float">
            <text:p>14,51383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.513836" calcext:value-type="float">
            <text:p>14,51383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.513836" calcext:value-type="float">
            <text:p>14,51383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4.513836" calcext:value-type="float">
            <text:p>14,51383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.513836" calcext:value-type="float">
            <text:p>14,51383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4.513836" calcext:value-type="float">
            <text:p>14,51383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4.513836" calcext:value-type="float">
            <text:p>14,51383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4.513836" calcext:value-type="float">
            <text:p>14,51383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4.459841" calcext:value-type="float">
            <text:p>14,45984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.459841" calcext:value-type="float">
            <text:p>14,45984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4.459841" calcext:value-type="float">
            <text:p>14,45984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4.459841" calcext:value-type="float">
            <text:p>14,45984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.459841" calcext:value-type="float">
            <text:p>14,45984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4.459841" calcext:value-type="float">
            <text:p>14,45984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4.459841" calcext:value-type="float">
            <text:p>14,45984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4.261874" calcext:value-type="float">
            <text:p>14,26187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4.261874" calcext:value-type="float">
            <text:p>14,26187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.261874" calcext:value-type="float">
            <text:p>14,26187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.261874" calcext:value-type="float">
            <text:p>14,26187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3.451879" calcext:value-type="float">
            <text:p>13,45187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3.451879" calcext:value-type="float">
            <text:p>13,45187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3.451879" calcext:value-type="float">
            <text:p>13,45187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3.451879" calcext:value-type="float">
            <text:p>13,45187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3.451879" calcext:value-type="float">
            <text:p>13,45187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3.451879" calcext:value-type="float">
            <text:p>13,45187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3.451879" calcext:value-type="float">
            <text:p>13,45187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3.451879" calcext:value-type="float">
            <text:p>13,45187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3.413889" calcext:value-type="float">
            <text:p>13,41388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2.835822" calcext:value-type="float">
            <text:p>12,83582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2.835822" calcext:value-type="float">
            <text:p>12,83582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2.835822" calcext:value-type="float">
            <text:p>12,83582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2.879816" calcext:value-type="float">
            <text:p>12,87981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.37776" calcext:value-type="float">
            <text:p>12,3777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1.695737" calcext:value-type="float">
            <text:p>11,69573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1.671747" calcext:value-type="float">
            <text:p>11,67174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1.671747" calcext:value-type="float">
            <text:p>11,67174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1.671747" calcext:value-type="float">
            <text:p>11,67174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1.671747" calcext:value-type="float">
            <text:p>11,67174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1.671747" calcext:value-type="float">
            <text:p>11,67174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1.671747" calcext:value-type="float">
            <text:p>11,67174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1.671747" calcext:value-type="float">
            <text:p>11,67174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1.671747" calcext:value-type="float">
            <text:p>11,67174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1.671747" calcext:value-type="float">
            <text:p>11,67174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1.671747" calcext:value-type="float">
            <text:p>11,67174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.671747" calcext:value-type="float">
            <text:p>11,67174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.671747" calcext:value-type="float">
            <text:p>11,67174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.671747" calcext:value-type="float">
            <text:p>11,67174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1.671747" calcext:value-type="float">
            <text:p>11,67174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.671747" calcext:value-type="float">
            <text:p>11,67174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1.671747" calcext:value-type="float">
            <text:p>11,67174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0.843754" calcext:value-type="float">
            <text:p>10,84375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0.843754" calcext:value-type="float">
            <text:p>10,84375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.843754" calcext:value-type="float">
            <text:p>10,84375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0.149729" calcext:value-type="float">
            <text:p>10,14972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0.149729" calcext:value-type="float">
            <text:p>10,14972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0.149729" calcext:value-type="float">
            <text:p>10,14972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0.149729" calcext:value-type="float">
            <text:p>10,14972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0.149729" calcext:value-type="float">
            <text:p>10,14972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0.149729" calcext:value-type="float">
            <text:p>10,14972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0.221708" calcext:value-type="float">
            <text:p>10,22170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0.221708" calcext:value-type="float">
            <text:p>10,22170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0.221708" calcext:value-type="float">
            <text:p>10,22170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.221708" calcext:value-type="float">
            <text:p>10,22170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0.221708" calcext:value-type="float">
            <text:p>10,22170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0.221708" calcext:value-type="float">
            <text:p>10,22170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0.221708" calcext:value-type="float">
            <text:p>10,22170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0.38568" calcext:value-type="float">
            <text:p>10,3856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0.31969" calcext:value-type="float">
            <text:p>10,3196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0.31969" calcext:value-type="float">
            <text:p>10,3196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9.92178" calcext:value-type="float">
            <text:p>9,9217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9.92178" calcext:value-type="float">
            <text:p>9,9217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.92178" calcext:value-type="float">
            <text:p>9,9217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.92178" calcext:value-type="float">
            <text:p>9,9217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9.92178" calcext:value-type="float">
            <text:p>9,9217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9.92178" calcext:value-type="float">
            <text:p>9,9217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9.765596" calcext:value-type="float">
            <text:p>9,76559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8.959599" calcext:value-type="float">
            <text:p>8,95959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8.959599" calcext:value-type="float">
            <text:p>8,95959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8.959599" calcext:value-type="float">
            <text:p>8,95959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8.959599" calcext:value-type="float">
            <text:p>8,95959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8.271579" calcext:value-type="float">
            <text:p>8,27157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8.271579" calcext:value-type="float">
            <text:p>8,27157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8.271579" calcext:value-type="float">
            <text:p>8,27157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8.271579" calcext:value-type="float">
            <text:p>8,27157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8.271579" calcext:value-type="float">
            <text:p>8,27157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8.271579" calcext:value-type="float">
            <text:p>8,27157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8.271579" calcext:value-type="float">
            <text:p>8,27157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8.271579" calcext:value-type="float">
            <text:p>8,27157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8.271579" calcext:value-type="float">
            <text:p>8,27157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8.271579" calcext:value-type="float">
            <text:p>8,27157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8.271579" calcext:value-type="float">
            <text:p>8,27157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8.271579" calcext:value-type="float">
            <text:p>8,27157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8.271579" calcext:value-type="float">
            <text:p>8,27157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8.271579" calcext:value-type="float">
            <text:p>8,27157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8.271579" calcext:value-type="float">
            <text:p>8,27157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7.757489" calcext:value-type="float">
            <text:p>7,75748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7.757489" calcext:value-type="float">
            <text:p>7,75748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7.757489" calcext:value-type="float">
            <text:p>7,75748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7.757489" calcext:value-type="float">
            <text:p>7,75748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7.757489" calcext:value-type="float">
            <text:p>7,75748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7.757489" calcext:value-type="float">
            <text:p>7,75748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7.257441" calcext:value-type="float">
            <text:p>7,25744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7.257441" calcext:value-type="float">
            <text:p>7,25744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7.257441" calcext:value-type="float">
            <text:p>7,25744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7.257441" calcext:value-type="float">
            <text:p>7,25744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7.257441" calcext:value-type="float">
            <text:p>7,25744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7.257441" calcext:value-type="float">
            <text:p>7,25744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7.257441" calcext:value-type="float">
            <text:p>7,25744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7.257441" calcext:value-type="float">
            <text:p>7,25744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7.257441" calcext:value-type="float">
            <text:p>7,25744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7.257441" calcext:value-type="float">
            <text:p>7,25744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7.257441" calcext:value-type="float">
            <text:p>7,25744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7.257441" calcext:value-type="float">
            <text:p>7,25744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7.257441" calcext:value-type="float">
            <text:p>7,25744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7.257441" calcext:value-type="float">
            <text:p>7,25744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7.257441" calcext:value-type="float">
            <text:p>7,25744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7.257441" calcext:value-type="float">
            <text:p>7,25744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7.257441" calcext:value-type="float">
            <text:p>7,25744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7.257441" calcext:value-type="float">
            <text:p>7,25744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7.257441" calcext:value-type="float">
            <text:p>7,25744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7.257441" calcext:value-type="float">
            <text:p>7,25744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7.257441" calcext:value-type="float">
            <text:p>7,25744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7.257441" calcext:value-type="float">
            <text:p>7,25744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7.257441" calcext:value-type="float">
            <text:p>7,25744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7.257441" calcext:value-type="float">
            <text:p>7,25744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7.257441" calcext:value-type="float">
            <text:p>7,25744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7.257441" calcext:value-type="float">
            <text:p>7,25744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7.257441" calcext:value-type="float">
            <text:p>7,25744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7.257441" calcext:value-type="float">
            <text:p>7,25744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7.257441" calcext:value-type="float">
            <text:p>7,25744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7.257441" calcext:value-type="float">
            <text:p>7,25744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7.257441" calcext:value-type="float">
            <text:p>7,25744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7.257441" calcext:value-type="float">
            <text:p>7,25744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7.257441" calcext:value-type="float">
            <text:p>7,25744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7.257441" calcext:value-type="float">
            <text:p>7,25744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7.257441" calcext:value-type="float">
            <text:p>7,25744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7.257441" calcext:value-type="float">
            <text:p>7,25744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7.257441" calcext:value-type="float">
            <text:p>7,25744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7.26144" calcext:value-type="float">
            <text:p>7,2614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7.26144" calcext:value-type="float">
            <text:p>7,2614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7.26144" calcext:value-type="float">
            <text:p>7,2614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7.26144" calcext:value-type="float">
            <text:p>7,2614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7.26144" calcext:value-type="float">
            <text:p>7,2614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6.819381" calcext:value-type="float">
            <text:p>6,81938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6.819381" calcext:value-type="float">
            <text:p>6,81938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6.819381" calcext:value-type="float">
            <text:p>6,81938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6.819381" calcext:value-type="float">
            <text:p>6,81938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6.819381" calcext:value-type="float">
            <text:p>6,81938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6.819381" calcext:value-type="float">
            <text:p>6,81938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6.819381" calcext:value-type="float">
            <text:p>6,81938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6.819381" calcext:value-type="float">
            <text:p>6,81938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6.819381" calcext:value-type="float">
            <text:p>6,81938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6.659408" calcext:value-type="float">
            <text:p>6,65940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6.659408" calcext:value-type="float">
            <text:p>6,65940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6.339331" calcext:value-type="float">
            <text:p>6,33933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6.339331" calcext:value-type="float">
            <text:p>6,33933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6.339331" calcext:value-type="float">
            <text:p>6,33933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6.339331" calcext:value-type="float">
            <text:p>6,33933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6.339331" calcext:value-type="float">
            <text:p>6,33933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6.025255" calcext:value-type="float">
            <text:p>6,02525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6.025255" calcext:value-type="float">
            <text:p>6,02525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6.025255" calcext:value-type="float">
            <text:p>6,02525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6.025255" calcext:value-type="float">
            <text:p>6,02525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6.025255" calcext:value-type="float">
            <text:p>6,02525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6.025255" calcext:value-type="float">
            <text:p>6,02525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6.025255" calcext:value-type="float">
            <text:p>6,02525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6.025255" calcext:value-type="float">
            <text:p>6,02525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6.025255" calcext:value-type="float">
            <text:p>6,02525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6.025255" calcext:value-type="float">
            <text:p>6,02525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6.025255" calcext:value-type="float">
            <text:p>6,02525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6.025255" calcext:value-type="float">
            <text:p>6,02525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6.025255" calcext:value-type="float">
            <text:p>6,02525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.025255" calcext:value-type="float">
            <text:p>6,02525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6.025255" calcext:value-type="float">
            <text:p>6,02525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6.025255" calcext:value-type="float">
            <text:p>6,02525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6.025255" calcext:value-type="float">
            <text:p>6,02525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6.025255" calcext:value-type="float">
            <text:p>6,02525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6.025255" calcext:value-type="float">
            <text:p>6,02525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6.025255" calcext:value-type="float">
            <text:p>6,02525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6.025255" calcext:value-type="float">
            <text:p>6,02525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6.025255" calcext:value-type="float">
            <text:p>6,02525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6.025255" calcext:value-type="float">
            <text:p>6,02525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6.025255" calcext:value-type="float">
            <text:p>6,02525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6.025255" calcext:value-type="float">
            <text:p>6,02525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6.025255" calcext:value-type="float">
            <text:p>6,02525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6.025255" calcext:value-type="float">
            <text:p>6,02525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6.025255" calcext:value-type="float">
            <text:p>6,02525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6.025255" calcext:value-type="float">
            <text:p>6,02525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6.025255" calcext:value-type="float">
            <text:p>6,02525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6.025255" calcext:value-type="float">
            <text:p>6,02525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6.025255" calcext:value-type="float">
            <text:p>6,02525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6.025255" calcext:value-type="float">
            <text:p>6,02525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6.025255" calcext:value-type="float">
            <text:p>6,02525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6.025255" calcext:value-type="float">
            <text:p>6,02525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6.025255" calcext:value-type="float">
            <text:p>6,02525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5.757132" calcext:value-type="float">
            <text:p>5,75713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5.757132" calcext:value-type="float">
            <text:p>5,75713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5.757132" calcext:value-type="float">
            <text:p>5,75713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5.757132" calcext:value-type="float">
            <text:p>5,75713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5.757132" calcext:value-type="float">
            <text:p>5,75713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5.757132" calcext:value-type="float">
            <text:p>5,75713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5.757132" calcext:value-type="float">
            <text:p>5,75713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5.757132" calcext:value-type="float">
            <text:p>5,75713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5.757132" calcext:value-type="float">
            <text:p>5,75713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5.757132" calcext:value-type="float">
            <text:p>5,75713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5.757132" calcext:value-type="float">
            <text:p>5,75713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5.757132" calcext:value-type="float">
            <text:p>5,75713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5.757132" calcext:value-type="float">
            <text:p>5,75713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5.757132" calcext:value-type="float">
            <text:p>5,75713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5.757132" calcext:value-type="float">
            <text:p>5,75713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5.757132" calcext:value-type="float">
            <text:p>5,75713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5.757132" calcext:value-type="float">
            <text:p>5,75713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5.757132" calcext:value-type="float">
            <text:p>5,75713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5.757132" calcext:value-type="float">
            <text:p>5,75713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5.757132" calcext:value-type="float">
            <text:p>5,75713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5.757132" calcext:value-type="float">
            <text:p>5,75713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5.757132" calcext:value-type="float">
            <text:p>5,75713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5.757132" calcext:value-type="float">
            <text:p>5,75713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5.757132" calcext:value-type="float">
            <text:p>5,75713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5.757132" calcext:value-type="float">
            <text:p>5,75713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5.757132" calcext:value-type="float">
            <text:p>5,75713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5.757132" calcext:value-type="float">
            <text:p>5,75713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5.757132" calcext:value-type="float">
            <text:p>5,75713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5.937311" calcext:value-type="float">
            <text:p>5,9373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5.937311" calcext:value-type="float">
            <text:p>5,9373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5.937311" calcext:value-type="float">
            <text:p>5,9373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5.937311" calcext:value-type="float">
            <text:p>5,9373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5.937311" calcext:value-type="float">
            <text:p>5,9373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.937311" calcext:value-type="float">
            <text:p>5,9373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5.937311" calcext:value-type="float">
            <text:p>5,9373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5.937311" calcext:value-type="float">
            <text:p>5,9373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5.937311" calcext:value-type="float">
            <text:p>5,9373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5.937311" calcext:value-type="float">
            <text:p>5,9373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5.937311" calcext:value-type="float">
            <text:p>5,9373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5.937311" calcext:value-type="float">
            <text:p>5,9373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5.937311" calcext:value-type="float">
            <text:p>5,9373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5.937311" calcext:value-type="float">
            <text:p>5,9373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5.937311" calcext:value-type="float">
            <text:p>5,9373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5.937311" calcext:value-type="float">
            <text:p>5,9373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5.937311" calcext:value-type="float">
            <text:p>5,9373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5.937311" calcext:value-type="float">
            <text:p>5,9373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5.937311" calcext:value-type="float">
            <text:p>5,9373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5.937311" calcext:value-type="float">
            <text:p>5,9373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5.937311" calcext:value-type="float">
            <text:p>5,9373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5.937311" calcext:value-type="float">
            <text:p>5,9373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5.937311" calcext:value-type="float">
            <text:p>5,9373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5.937311" calcext:value-type="float">
            <text:p>5,9373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5.937311" calcext:value-type="float">
            <text:p>5,9373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5.937311" calcext:value-type="float">
            <text:p>5,9373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5.937311" calcext:value-type="float">
            <text:p>5,9373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5.937311" calcext:value-type="float">
            <text:p>5,9373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5.937311" calcext:value-type="float">
            <text:p>5,9373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5.937311" calcext:value-type="float">
            <text:p>5,9373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5.937311" calcext:value-type="float">
            <text:p>5,9373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5.937311" calcext:value-type="float">
            <text:p>5,9373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5.937311" calcext:value-type="float">
            <text:p>5,9373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5.787127" calcext:value-type="float">
            <text:p>5,7871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5.787127" calcext:value-type="float">
            <text:p>5,7871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5.787127" calcext:value-type="float">
            <text:p>5,7871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5.787127" calcext:value-type="float">
            <text:p>5,7871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5.787127" calcext:value-type="float">
            <text:p>5,7871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5.787127" calcext:value-type="float">
            <text:p>5,7871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5.787127" calcext:value-type="float">
            <text:p>5,7871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5.787127" calcext:value-type="float">
            <text:p>5,7871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5.787127" calcext:value-type="float">
            <text:p>5,7871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5.787127" calcext:value-type="float">
            <text:p>5,7871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5.787127" calcext:value-type="float">
            <text:p>5,7871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5.787127" calcext:value-type="float">
            <text:p>5,7871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5.787127" calcext:value-type="float">
            <text:p>5,7871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5.787127" calcext:value-type="float">
            <text:p>5,7871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5.787127" calcext:value-type="float">
            <text:p>5,7871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5.787127" calcext:value-type="float">
            <text:p>5,7871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5.787127" calcext:value-type="float">
            <text:p>5,7871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5.787127" calcext:value-type="float">
            <text:p>5,7871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5.787127" calcext:value-type="float">
            <text:p>5,7871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5.787127" calcext:value-type="float">
            <text:p>5,7871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5.787127" calcext:value-type="float">
            <text:p>5,7871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5.787127" calcext:value-type="float">
            <text:p>5,7871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5.787127" calcext:value-type="float">
            <text:p>5,7871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5.787127" calcext:value-type="float">
            <text:p>5,7871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5.787127" calcext:value-type="float">
            <text:p>5,7871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5.787127" calcext:value-type="float">
            <text:p>5,7871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5.787127" calcext:value-type="float">
            <text:p>5,7871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5.787127" calcext:value-type="float">
            <text:p>5,7871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5.787127" calcext:value-type="float">
            <text:p>5,7871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5.787127" calcext:value-type="float">
            <text:p>5,7871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5.787127" calcext:value-type="float">
            <text:p>5,7871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5.787127" calcext:value-type="float">
            <text:p>5,7871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5.787127" calcext:value-type="float">
            <text:p>5,7871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5.571032" calcext:value-type="float">
            <text:p>5,5710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5.571032" calcext:value-type="float">
            <text:p>5,5710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5.571032" calcext:value-type="float">
            <text:p>5,5710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5.571032" calcext:value-type="float">
            <text:p>5,5710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5.571032" calcext:value-type="float">
            <text:p>5,5710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5.571032" calcext:value-type="float">
            <text:p>5,5710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5.571032" calcext:value-type="float">
            <text:p>5,5710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5.571032" calcext:value-type="float">
            <text:p>5,5710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5.571032" calcext:value-type="float">
            <text:p>5,5710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5.571032" calcext:value-type="float">
            <text:p>5,5710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5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05T18:08:24.239000000</dc:date>
    <meta:editing-duration>PT1M24S</meta:editing-duration>
    <meta:editing-cycles>1</meta:editing-cycles>
    <meta:document-statistic meta:table-count="1" meta:cell-count="1503" meta:object-count="1"/>
    <meta:generator>LibreOffice/5.1.0.3$Windows_X86_64 LibreOffice_project/5e3e00a007d9b3b6efb6797a8b8e57b51ab1f737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65cm" svg:y="3.946cm" style:legend-expansion="high" chart:style-name="ch2"/>
        <chart:plot-area chart:style-name="ch3" table:cell-range-address="'cameraslog_5.log'.A1:'cameraslog_5.log'.C501" chart:data-source-has-labels="row" svg:x="0.32cm" svg:y="0.18cm" svg:width="11.01cm" svg:height="8.64cm">
          <chartooo:coordinate-region svg:x="0.762cm" svg:y="0.382cm" svg:width="10.09cm" svg:height="7.785cm"/>
          <chart:axis chart:dimension="x" chart:name="primary-x" chart:style-name="ch4">
            <chart:grid chart:style-name="ch5" chart:class="major"/>
            <chart:grid chart:style-name="ch6" chart:class="minor"/>
          </chart:axis>
          <chart:axis chart:dimension="y" chart:name="primary-y" chart:style-name="ch4">
            <chart:grid chart:style-name="ch5" chart:class="major"/>
            <chart:grid chart:style-name="ch6" chart:class="minor"/>
          </chart:axis>
          <chart:series chart:style-name="ch7" chart:values-cell-range-address="'cameraslog_5.log'.B2:'cameraslog_5.log'.B501" chart:label-cell-address="'cameraslog_5.log'.B1:'cameraslog_5.log'.B1" chart:class="chart:scatter">
            <chart:domain table:cell-range-address="'cameraslog_5.log'.A2:'cameraslog_5.log'.A501"/>
            <chart:data-point chart:repeated="500"/>
          </chart:series>
          <chart:series chart:style-name="ch8" chart:values-cell-range-address="'cameraslog_5.log'.C2:'cameraslog_5.log'.C501" chart:label-cell-address="'cameraslog_5.log'.C1:'cameraslog_5.log'.C1" chart:class="chart:scatter">
            <chart:data-point chart:repeated="5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quality</text:p>
                <draw:g>
                  <svg:desc>'cameraslog_5.log'.B1:'cameraslog_5.log'.B1</svg:desc>
                </draw:g>
              </table:table-cell>
              <table:table-cell office:value-type="string">
                <text:p>number of cameras</text:p>
                <draw:g>
                  <svg:desc>'cameraslog_5.log'.C1:'cameraslog_5.log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cameraslog_5.log'.A2:'cameraslog_5.log'.A501</svg:desc>
                </draw:g>
              </table:table-cell>
              <table:table-cell office:value-type="float" office:value="10.867596">
                <text:p>10.867596</text:p>
                <draw:g>
                  <svg:desc>'cameraslog_5.log'.B2:'cameraslog_5.log'.B501</svg:desc>
                </draw:g>
              </table:table-cell>
              <table:table-cell office:value-type="float" office:value="11">
                <text:p>11</text:p>
                <draw:g>
                  <svg:desc>'cameraslog_5.log'.C2:'cameraslog_5.log'.C5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0.283554">
                <text:p>10.28355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0.779601">
                <text:p>10.77960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0.923574">
                <text:p>10.92357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0.923574">
                <text:p>10.92357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1.631578">
                <text:p>11.63157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2.291606">
                <text:p>12.29160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2.861673">
                <text:p>12.86167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2.861673">
                <text:p>12.86167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3.38572">
                <text:p>13.3857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3.38572">
                <text:p>13.3857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4.063739">
                <text:p>14.06373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4.187715">
                <text:p>14.1877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3.513702">
                <text:p>13.51370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2.861671">
                <text:p>12.86167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2.861671">
                <text:p>12.86167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2.861671">
                <text:p>12.86167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3.68767">
                <text:p>13.6876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3.68767">
                <text:p>13.6876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3.68767">
                <text:p>13.6876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4.44168">
                <text:p>14.4416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4.44168">
                <text:p>14.4416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4.217747">
                <text:p>14.21774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4.217747">
                <text:p>14.21774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4.217747">
                <text:p>14.21774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3.629683">
                <text:p>13.62968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3.993763">
                <text:p>13.99376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4.513836">
                <text:p>14.51383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4.513836">
                <text:p>14.51383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4.513836">
                <text:p>14.51383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4.513836">
                <text:p>14.51383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4.513836">
                <text:p>14.51383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14.513836">
                <text:p>14.51383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4.513836">
                <text:p>14.51383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4.513836">
                <text:p>14.51383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14.459841">
                <text:p>14.45984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14.459841">
                <text:p>14.45984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4.459841">
                <text:p>14.45984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4.459841">
                <text:p>14.45984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4.459841">
                <text:p>14.45984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14.459841">
                <text:p>14.45984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4.459841">
                <text:p>14.45984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14.261874">
                <text:p>14.26187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14.261874">
                <text:p>14.26187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14.261874">
                <text:p>14.26187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14.261874">
                <text:p>14.26187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13.451879">
                <text:p>13.4518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13.451879">
                <text:p>13.4518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13.451879">
                <text:p>13.4518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13.451879">
                <text:p>13.4518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13.451879">
                <text:p>13.4518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13.451879">
                <text:p>13.4518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13.451879">
                <text:p>13.4518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13.451879">
                <text:p>13.4518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13.413889">
                <text:p>13.41388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12.835822">
                <text:p>12.83582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12.835822">
                <text:p>12.83582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12.835822">
                <text:p>12.83582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12.879816">
                <text:p>12.8798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12.37776">
                <text:p>12.3777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11.695737">
                <text:p>11.69573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11.671747">
                <text:p>11.67174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11.671747">
                <text:p>11.67174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11.671747">
                <text:p>11.67174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11.671747">
                <text:p>11.67174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11.671747">
                <text:p>11.67174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11.671747">
                <text:p>11.67174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11.671747">
                <text:p>11.67174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11.671747">
                <text:p>11.67174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11.671747">
                <text:p>11.67174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11.671747">
                <text:p>11.67174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11.671747">
                <text:p>11.67174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11.671747">
                <text:p>11.67174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11.671747">
                <text:p>11.67174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11.671747">
                <text:p>11.67174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11.671747">
                <text:p>11.67174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11.671747">
                <text:p>11.67174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10.843754">
                <text:p>10.84375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10.843754">
                <text:p>10.84375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10.843754">
                <text:p>10.84375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10.149729">
                <text:p>10.14972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10.149729">
                <text:p>10.14972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10.149729">
                <text:p>10.14972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10.149729">
                <text:p>10.14972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10.149729">
                <text:p>10.14972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10.149729">
                <text:p>10.14972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10.221708">
                <text:p>10.22170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10.221708">
                <text:p>10.22170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10.221708">
                <text:p>10.22170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10.221708">
                <text:p>10.22170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10.221708">
                <text:p>10.22170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10.221708">
                <text:p>10.22170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10.221708">
                <text:p>10.22170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10.38568">
                <text:p>10.3856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10.31969">
                <text:p>10.3196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10.31969">
                <text:p>10.3196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.92178">
                <text:p>9.9217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9.92178">
                <text:p>9.9217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.92178">
                <text:p>9.9217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.92178">
                <text:p>9.9217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9.92178">
                <text:p>9.9217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9.92178">
                <text:p>9.9217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9.765596">
                <text:p>9.76559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8.959599">
                <text:p>8.95959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8.959599">
                <text:p>8.95959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8.959599">
                <text:p>8.95959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8.959599">
                <text:p>8.95959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8.271579">
                <text:p>8.27157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8.271579">
                <text:p>8.27157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8.271579">
                <text:p>8.27157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8.271579">
                <text:p>8.27157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8.271579">
                <text:p>8.27157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8.271579">
                <text:p>8.27157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8.271579">
                <text:p>8.27157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8.271579">
                <text:p>8.27157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8.271579">
                <text:p>8.27157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8.271579">
                <text:p>8.27157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8.271579">
                <text:p>8.27157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8.271579">
                <text:p>8.27157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8.271579">
                <text:p>8.27157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8.271579">
                <text:p>8.27157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8.271579">
                <text:p>8.27157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7.757489">
                <text:p>7.75748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7.757489">
                <text:p>7.75748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7.757489">
                <text:p>7.75748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7.757489">
                <text:p>7.75748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7.757489">
                <text:p>7.75748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7.757489">
                <text:p>7.75748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7.257441">
                <text:p>7.25744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7.257441">
                <text:p>7.25744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7.257441">
                <text:p>7.25744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7.257441">
                <text:p>7.25744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7.257441">
                <text:p>7.25744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7.257441">
                <text:p>7.25744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7.257441">
                <text:p>7.25744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7.257441">
                <text:p>7.25744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7.257441">
                <text:p>7.25744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7.257441">
                <text:p>7.25744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7.257441">
                <text:p>7.25744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7.257441">
                <text:p>7.25744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7.257441">
                <text:p>7.25744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7.257441">
                <text:p>7.25744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7.257441">
                <text:p>7.25744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7.257441">
                <text:p>7.25744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7.257441">
                <text:p>7.25744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7.257441">
                <text:p>7.25744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7.257441">
                <text:p>7.25744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7.257441">
                <text:p>7.25744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7.257441">
                <text:p>7.25744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7.257441">
                <text:p>7.25744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7.257441">
                <text:p>7.25744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7.257441">
                <text:p>7.25744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7.257441">
                <text:p>7.25744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7.257441">
                <text:p>7.25744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7.257441">
                <text:p>7.25744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7.257441">
                <text:p>7.25744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7.257441">
                <text:p>7.25744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7.257441">
                <text:p>7.25744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7.257441">
                <text:p>7.25744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7.257441">
                <text:p>7.25744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7.257441">
                <text:p>7.25744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7.257441">
                <text:p>7.25744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7.257441">
                <text:p>7.25744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7.257441">
                <text:p>7.25744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7.257441">
                <text:p>7.25744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7.26144">
                <text:p>7.2614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7.26144">
                <text:p>7.2614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7.26144">
                <text:p>7.2614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7.26144">
                <text:p>7.2614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7.26144">
                <text:p>7.2614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6.819381">
                <text:p>6.81938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6.819381">
                <text:p>6.81938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6.819381">
                <text:p>6.81938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6.819381">
                <text:p>6.81938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6.819381">
                <text:p>6.81938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6.819381">
                <text:p>6.81938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6.819381">
                <text:p>6.81938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6.819381">
                <text:p>6.81938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6.819381">
                <text:p>6.81938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6.659408">
                <text:p>6.65940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6.659408">
                <text:p>6.65940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6.339331">
                <text:p>6.33933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6.339331">
                <text:p>6.33933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6.339331">
                <text:p>6.33933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6.339331">
                <text:p>6.33933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6.339331">
                <text:p>6.33933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6.025255">
                <text:p>6.02525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6.025255">
                <text:p>6.02525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6.025255">
                <text:p>6.02525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6.025255">
                <text:p>6.02525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6.025255">
                <text:p>6.02525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6.025255">
                <text:p>6.02525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6.025255">
                <text:p>6.02525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6.025255">
                <text:p>6.02525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6.025255">
                <text:p>6.02525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6.025255">
                <text:p>6.02525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6.025255">
                <text:p>6.02525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6.025255">
                <text:p>6.02525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6.025255">
                <text:p>6.02525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6.025255">
                <text:p>6.02525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6.025255">
                <text:p>6.02525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6.025255">
                <text:p>6.02525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6.025255">
                <text:p>6.02525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6.025255">
                <text:p>6.02525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6.025255">
                <text:p>6.02525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6.025255">
                <text:p>6.02525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6.025255">
                <text:p>6.02525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6.025255">
                <text:p>6.02525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6.025255">
                <text:p>6.02525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6.025255">
                <text:p>6.02525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6.025255">
                <text:p>6.02525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6.025255">
                <text:p>6.02525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6.025255">
                <text:p>6.02525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6.025255">
                <text:p>6.02525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6.025255">
                <text:p>6.02525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6.025255">
                <text:p>6.02525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6.025255">
                <text:p>6.02525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6.025255">
                <text:p>6.02525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6.025255">
                <text:p>6.02525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6.025255">
                <text:p>6.02525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6.025255">
                <text:p>6.02525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6.025255">
                <text:p>6.02525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5.757132">
                <text:p>5.7571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5.757132">
                <text:p>5.7571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5.757132">
                <text:p>5.7571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5.757132">
                <text:p>5.7571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5.757132">
                <text:p>5.7571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5.757132">
                <text:p>5.7571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5.757132">
                <text:p>5.7571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5.757132">
                <text:p>5.7571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5.757132">
                <text:p>5.7571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5.757132">
                <text:p>5.7571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5.757132">
                <text:p>5.7571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5.757132">
                <text:p>5.7571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5.757132">
                <text:p>5.7571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5.757132">
                <text:p>5.7571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5.757132">
                <text:p>5.7571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5.757132">
                <text:p>5.7571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5.757132">
                <text:p>5.7571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5.757132">
                <text:p>5.7571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5.757132">
                <text:p>5.7571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5.757132">
                <text:p>5.7571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5.757132">
                <text:p>5.7571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5.757132">
                <text:p>5.7571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5.757132">
                <text:p>5.7571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5.757132">
                <text:p>5.7571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5.757132">
                <text:p>5.7571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5.757132">
                <text:p>5.7571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5.757132">
                <text:p>5.7571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5.757132">
                <text:p>5.7571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5.937311">
                <text:p>5.9373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5.937311">
                <text:p>5.9373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5.937311">
                <text:p>5.9373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5.937311">
                <text:p>5.9373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5.937311">
                <text:p>5.9373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5.937311">
                <text:p>5.9373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5.937311">
                <text:p>5.9373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5.937311">
                <text:p>5.9373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5.937311">
                <text:p>5.9373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5.937311">
                <text:p>5.9373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5.937311">
                <text:p>5.9373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5.937311">
                <text:p>5.9373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5.937311">
                <text:p>5.9373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5.937311">
                <text:p>5.9373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5.937311">
                <text:p>5.9373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5.937311">
                <text:p>5.9373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5.937311">
                <text:p>5.9373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5.937311">
                <text:p>5.9373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5.937311">
                <text:p>5.9373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5.937311">
                <text:p>5.9373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5.937311">
                <text:p>5.9373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5.937311">
                <text:p>5.9373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5.937311">
                <text:p>5.9373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5.937311">
                <text:p>5.9373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5.937311">
                <text:p>5.9373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5.937311">
                <text:p>5.9373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5.937311">
                <text:p>5.9373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5.937311">
                <text:p>5.9373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5.937311">
                <text:p>5.9373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5.937311">
                <text:p>5.9373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5.937311">
                <text:p>5.9373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5.937311">
                <text:p>5.9373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5.937311">
                <text:p>5.9373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5.787127">
                <text:p>5.7871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5.787127">
                <text:p>5.7871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5.787127">
                <text:p>5.7871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5.787127">
                <text:p>5.7871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5.787127">
                <text:p>5.7871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5.787127">
                <text:p>5.7871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5.787127">
                <text:p>5.7871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5.787127">
                <text:p>5.7871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5.787127">
                <text:p>5.7871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5.787127">
                <text:p>5.7871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5.787127">
                <text:p>5.7871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5.787127">
                <text:p>5.7871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5.787127">
                <text:p>5.7871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5.787127">
                <text:p>5.7871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5.787127">
                <text:p>5.7871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5.787127">
                <text:p>5.7871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5.787127">
                <text:p>5.7871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5.787127">
                <text:p>5.7871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5.787127">
                <text:p>5.7871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5.787127">
                <text:p>5.7871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5.787127">
                <text:p>5.7871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5.787127">
                <text:p>5.7871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5.787127">
                <text:p>5.7871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5.787127">
                <text:p>5.7871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5.787127">
                <text:p>5.7871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5.787127">
                <text:p>5.7871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5.787127">
                <text:p>5.7871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5.787127">
                <text:p>5.7871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5.787127">
                <text:p>5.7871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5.787127">
                <text:p>5.7871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5.787127">
                <text:p>5.7871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5.787127">
                <text:p>5.7871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5.787127">
                <text:p>5.7871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5.571032">
                <text:p>5.5710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5.571032">
                <text:p>5.5710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5.571032">
                <text:p>5.5710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5.571032">
                <text:p>5.5710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5.571032">
                <text:p>5.5710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5.571032">
                <text:p>5.5710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5.571032">
                <text:p>5.5710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5.571032">
                <text:p>5.5710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5.571032">
                <text:p>5.5710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5.571032">
                <text:p>5.5710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">
                <text:p>386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">
                <text:p>387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">
                <text:p>398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">
                <text:p>401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">
                <text:p>402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">
                <text:p>403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">
                <text:p>404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">
                <text:p>406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">
                <text:p>407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">
                <text:p>408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">
                <text:p>409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">
                <text:p>411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">
                <text:p>412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">
                <text:p>413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">
                <text:p>414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">
                <text:p>415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">
                <text:p>416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">
                <text:p>417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">
                <text:p>418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">
                <text:p>421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">
                <text:p>422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">
                <text:p>423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">
                <text:p>424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">
                <text:p>425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">
                <text:p>426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">
                <text:p>427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">
                <text:p>428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">
                <text:p>429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">
                <text:p>431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">
                <text:p>432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">
                <text:p>433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">
                <text:p>434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">
                <text:p>435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">
                <text:p>436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">
                <text:p>437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">
                <text:p>438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">
                <text:p>439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">
                <text:p>441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">
                <text:p>442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">
                <text:p>443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">
                <text:p>444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">
                <text:p>445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">
                <text:p>446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">
                <text:p>447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">
                <text:p>448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">
                <text:p>449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">
                <text:p>452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">
                <text:p>453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">
                <text:p>454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">
                <text:p>457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">
                <text:p>458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">
                <text:p>461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">
                <text:p>462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">
                <text:p>463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">
                <text:p>464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">
                <text:p>465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">
                <text:p>467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">
                <text:p>468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">
                <text:p>469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">
                <text:p>470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">
                <text:p>471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">
                <text:p>472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">
                <text:p>473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">
                <text:p>474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">
                <text:p>475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">
                <text:p>476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">
                <text:p>477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">
                <text:p>478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">
                <text:p>479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">
                <text:p>481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">
                <text:p>482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">
                <text:p>483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4">
                <text:p>484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5">
                <text:p>485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6">
                <text:p>486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8">
                <text:p>488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9">
                <text:p>489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">
                <text:p>490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1">
                <text:p>491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2">
                <text:p>492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">
                <text:p>493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4">
                <text:p>494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5">
                <text:p>495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6">
                <text:p>496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7">
                <text:p>497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">
                <text:p>499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Windows_X86_64 LibreOffice_project/5e3e00a007d9b3b6efb6797a8b8e57b51ab1f73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